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style:contextual-spacing="true"/>
    </style:style>
  </office:automatic-styles>
  <office:body>
    <office:text text:use-soft-page-breaks="true">
      <text:p text:style-name="P1"/>
      <text:p text:style-name="Standaard">De Efteling. Een themapark waar veel te zien, te doen en te beleven is.</text:p>
      <text:p text:style-name="Standaard"/>
      <text:p text:style-name="Standaard">Hier vindt iedereen, jong en oud, wel iets om van te genieten.</text:p>
      <text:p text:style-name="Standaard">Attracties, een verblijf in een hotel – of je nu voor één dag komt of voor meer(dere)….misschien kom je voor een bepaalde attractie of wil je zoveel mogelijk gezien of gedaan hebben.</text:p>
      <text:p text:style-name="Standaard"/>
      <text:p text:style-name="Standaard"/>
      <text:p text:style-name="Standaard">Je kunt alleen komen of met meerdere mensen. De Efteling is constant in beweging, letterlijk en figuurlijk.</text:p>
      <text:p text:style-name="Standaard"/>
      <text:p text:style-name="Standaard">In de Efteling kom én kun je altijd terecht. Het hele jaar door!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0-03T10:13:00Z</meta:creation-date>
    <dc:date>2022-10-03T10:26:00Z</dc:date>
    <meta:template xlink:href="Normal" xlink:type="simple"/>
    <meta:editing-cycles>3</meta:editing-cycles>
    <meta:editing-duration>PT780S</meta:editing-duration>
    <meta:document-statistic meta:page-count="1" meta:paragraph-count="1" meta:word-count="76" meta:character-count="497" meta:row-count="3" meta:non-whitespace-character-count="422"/>
  </office:meta>
</office:document-meta>
</file>